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9.853cm"/>
    </style:style>
    <style:style style:name="pr7" style:family="presentation" style:parent-style-name="oranssi-subtitle">
      <style:graphic-properties draw:fill="solid" draw:fill-color="#ffffff" draw:auto-grow-height="true" fo:min-height="11.495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fo:min-height="14.036cm"/>
    </style:style>
    <style:style style:name="pr10" style:family="presentation" style:parent-style-name="oranssi-subtitle">
      <style:graphic-properties draw:fill="solid" draw:fill-color="#ffffff" draw:auto-grow-height="true" fo:min-height="16.551cm"/>
    </style:style>
    <style:style style:name="pr11" style:family="presentation" style:parent-style-name="oranssi-subtitle">
      <style:graphic-properties draw:fill="solid" draw:fill-color="#ffffff" draw:auto-grow-height="true" fo:min-height="16.421cm"/>
    </style:style>
    <style:style style:name="pr12" style:family="presentation" style:parent-style-name="oranssi-outline1">
      <style:graphic-properties fo:min-height="15.58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FreeMono"/>
    </style:style>
    <style:style style:name="T10" style:family="text">
      <style:text-properties style:font-name="FreeMono" fo:font-size="26pt" style:font-size-asian="26pt" style:font-size-complex="26pt"/>
    </style:style>
    <style:style style:name="T11" style:family="text">
      <style:text-properties fo:color="#000000" style:font-name="Courier 10 Pitch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color="#000000" style:font-name="Courier 10 Pitch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font-name="FreeMono" fo:font-size="22pt" style:font-size-asian="22pt" style:font-size-complex="22pt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FreeMono" fo:font-size="20pt" style:font-size-asian="20pt" style:font-size-complex="20pt"/>
    </style:style>
    <style:style style:name="T1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Arquiv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crevendo Caracteres</text:p>
          </draw:text-box>
        </draw:frame>
        <draw:frame presentation:style-name="pr6" draw:text-style-name="P7" draw:layer="layout" svg:width="21.225cm" svg:height="9.853cm" svg:x="3.39cm" svg:y="6.559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/tmp/arq-01.txt", </text:span><text:span text:style-name="T8">"w"</text:span><text:span text:style-name="T7">);</text:span></text:p>
            <text:p text:style-name="P6"><text:span text:style-name="T7"><text:s text:c="4"/></text:span><text:span text:style-name="T8">fputc</text:span><text:span text:style-name="T7">('a', f);</text:span></text:p>
            <text:p text:style-name="P6"><text:span text:style-name="T7"><text:s text:c="4"/></text:span><text:span text:style-name="T8">fputc</text:span><text:span text:style-name="T7">('b', f);</text:span></text:p>
            <text:p text:style-name="P6"><text:span text:style-name="T7"><text:s text:c="4"/></text:span><text:span text:style-name="T8">fputc</text:span><text:span text:style-name="T7">('c', f);</text:span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  <text:p text:style-name="P6"><text:span text:style-name="T7"/></text:p>
            <text:p text:style-name="P6"><text:span text:style-name="T7">// 01-abc.c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ndo Caracteres</text:p>
          </draw:text-box>
        </draw:frame>
        <draw:frame presentation:style-name="pr7" draw:text-style-name="P7" draw:layer="layout" svg:width="21.225cm" svg:height="11.495cm" svg:x="3.39cm" svg:y="5.738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/tmp/arq-01.txt", </text:span><text:span text:style-name="T8">"r"</text:span><text:span text:style-name="T7">);</text:span></text:p>
            <text:p text:style-name="P6"><text:span text:style-name="T7"><text:s text:c="4"/></text:span><text:span text:style-name="T7">int v1 = </text:span><text:span text:style-name="T8">fgetc</text:span><text:span text:style-name="T7">(f);</text:span></text:p>
            <text:p text:style-name="P6"><text:span text:style-name="T7"><text:s text:c="4"/></text:span><text:span text:style-name="T7">int v2 = </text:span><text:span text:style-name="T8">fgetc</text:span><text:span text:style-name="T7">(f);</text:span></text:p>
            <text:p text:style-name="P6"><text:span text:style-name="T7"><text:s text:c="4"/></text:span><text:span text:style-name="T7">int v3 = </text:span><text:span text:style-name="T8">fgetc</text:span><text:span text:style-name="T7">(f);</text:span></text:p>
            <text:p text:style-name="P6"><text:span text:style-name="T7"><text:s text:c="4"/></text:span><text:span text:style-name="T7">int v4 = </text:span><text:span text:style-name="T8">fgetc</text:span><text:span text:style-name="T7">(f);</text:span></text:p>
            <text:p text:style-name="P6"><text:span text:style-name="T7"><text:s text:c="4"/></text:span><text:span text:style-name="T7">printf("%d %d %d %d\n", v1, v2, v3, v4);</text:span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  <text:p text:style-name="P6"><text:span text:style-name="T7"/></text:p>
            <text:p text:style-name="P6"><text:span text:style-name="T7">// 02-abc.c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cluir biblioteca: <text:span text:style-name="T9">stdio.h</text:span></text:p>
              </text:list-item>
              <text:list-item>
                <text:p>Abrir arquivo: <text:span text:style-name="T9">fopen</text:span></text:p>
              </text:list-item>
              <text:list-item>
                <text:p>Fechar arquivo: <text:span text:style-name="T9">fclose</text:span></text:p>
              </text:list-item>
              <text:list-item>
                <text:p>Escrever caractere: <text:span text:style-name="T9">fputc</text:span></text:p>
              </text:list-item>
              <text:list-item>
                <text:p>Ler caractere: <text:span text:style-name="T9">fgetc</text:span></text:p>
              </text:list-item>
              <text:list-item>
                <text:p>Fim de arquivo (-1): <text:span text:style-name="T9">EO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1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uma string com <text:span text:style-name="T9">scanf</text:span> (máx 25 caracteres)</text:p>
              </text:list-item>
              <text:list-item>
                <text:p>Escreva a string para um arquivo, caractere a caractere, usando um <text:span text:style-name="T9">for</text:span></text:p>
                <text:list>
                  <text:list-item>
                    <text:p>A função <text:span text:style-name="T9">strlen</text:span> retorna o tamanho de uma string</text:p>
                  </text:list-item>
                  <text:list-item>
                    <text:p>É necessário incluir a biblioteca <text:span text:style-name="T9">string.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2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o arquivo do exercício 8.1, caractere a caractere, para uma string (máx 25 caracteres)</text:p>
              </text:list-item>
              <text:list-item>
                <text:p>Exiba a string lid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3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10 strings com <text:span text:style-name="T9">scanf</text:span> (máx 25 caracteres) para um vetor de strings</text:p>
              </text:list-item>
              <text:list-item>
                <text:p>Escreva cada string para um arquivo, caractere a caractere, usando um <text:span text:style-name="T9">for</text:span> dentro de outro <text:span text:style-name="T9">f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4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Altere o exercício 8.1 e 8.3 para usar a função a seguir a ser definida:</text:p>
              </text:list-item>
              <text:list-item>
                <text:p><text:span text:style-name="T10">void escreva_string (FILE* f, char* str);</text:span></text:p>
              </text:list-item>
              <text:list-item>
                <text:p>A função recebe um arquivo e uma string e escreve a string no arquivo, caractere a caracte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crevendo em “Binário”</text:p>
          </draw:text-box>
        </draw:frame>
        <draw:frame presentation:style-name="pr10" draw:text-style-name="P7" draw:layer="layout" svg:width="21.225cm" svg:height="16.551cm" svg:x="3.39cm" svg:y="3.9cm">
          <draw:text-box>
            <text:p text:style-name="P6"><text:span text:style-name="T11">#include &lt;stdio.h&gt;</text:span></text:p>
            <text:p text:style-name="P6"><text:span text:style-name="T11">#include &lt;string.h&gt;</text:span></text:p>
            <text:p text:style-name="P6"><text:span text:style-name="T7"/></text:p>
            <text:p text:style-name="P6"><text:span text:style-name="T11">struct Data {</text:span></text:p>
            <text:p text:style-name="P6"><text:span text:style-name="T11"><text:s text:c="4"/></text:span><text:span text:style-name="T11">char dia;</text:span></text:p>
            <text:p text:style-name="P6"><text:span text:style-name="T11"><text:s text:c="4"/></text:span><text:span text:style-name="T11">char mes;</text:span></text:p>
            <text:p text:style-name="P6"><text:span text:style-name="T11"><text:s text:c="4"/></text:span><text:span text:style-name="T11">char ano;</text:span></text:p>
            <text:p text:style-name="P6"><text:span text:style-name="T11">};</text:span></text:p>
            <text:p text:style-name="P6"><text:span text:style-name="T7"/></text:p>
            <text:p text:style-name="P6"><text:span text:style-name="T11">int main (void) {</text:span></text:p>
            <text:p text:style-name="P6"><text:span text:style-name="T11"><text:s text:c="4"/></text:span><text:span text:style-name="T11">int <text:s/>v1 <text:s text:c="2"/>= 0x12345678;</text:span></text:p>
            <text:p text:style-name="P6"><text:span text:style-name="T11"><text:s text:c="4"/></text:span><text:span text:style-name="T11">char v2[] = "Felipe Moura";</text:span></text:p>
            <text:p text:style-name="P6"><text:span text:style-name="T11"><text:s text:c="4"/></text:span><text:span text:style-name="T11">struct Data v3 = { 11, 7, 18 };</text:span></text:p>
            <text:p text:style-name="P6"><text:span text:style-name="T7"/></text:p>
            <text:p text:style-name="P6"><text:span text:style-name="T11"><text:s text:c="4"/></text:span><text:span text:style-name="T12">FILE</text:span><text:span text:style-name="T11">* f = </text:span><text:span text:style-name="T12">fopen</text:span><text:span text:style-name="T11">("arq-03.bin", "</text:span><text:span text:style-name="T12">wb</text:span><text:span text:style-name="T11">");</text:span></text:p>
            <text:p text:style-name="P6"><text:span text:style-name="T11"><text:s text:c="4"/></text:span><text:span text:style-name="T12">fwrite</text:span><text:span text:style-name="T11">(&amp;v1, </text:span><text:span text:style-name="T12">sizeof</text:span><text:span text:style-name="T11">(int), <text:s/>1, <text:s text:c="9"/>f);</text:span></text:p>
            <text:p text:style-name="P6"><text:span text:style-name="T11"><text:s text:c="4"/></text:span><text:span text:style-name="T12">fwrite</text:span><text:span text:style-name="T11">(&amp;v2, </text:span><text:span text:style-name="T12">sizeof</text:span><text:span text:style-name="T11">(char), strlen(v2), f);</text:span></text:p>
            <text:p text:style-name="P6"><text:span text:style-name="T11"><text:s text:c="4"/></text:span><text:span text:style-name="T12">fwrite</text:span><text:span text:style-name="T11">(&amp;v3, </text:span><text:span text:style-name="T12">sizeof</text:span><text:span text:style-name="T11">(struct Data), 1, <text:s text:c="2"/>f);</text:span></text:p>
            <text:p text:style-name="P6"><text:span text:style-name="T11"><text:s text:c="4"/></text:span><text:span text:style-name="T12">fclose</text:span><text:span text:style-name="T11">(f);</text:span></text:p>
            <text:p text:style-name="P6"><text:span text:style-name="T7"/></text:p>
            <text:p text:style-name="P6"><text:span text:style-name="T11"><text:s text:c="4"/></text:span><text:span text:style-name="T11">return 0;</text:span></text:p>
            <text:p text:style-name="P6"><text:span text:style-name="T11">}</text:span></text:p>
            <text:p text:style-name="P6"><text:span text:style-name="T13"/></text:p>
            <text:p text:style-name="P6"><text:span text:style-name="T11">// 03-bin.c (“xxd arq-03.bin”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ndo em “Binário”</text:p>
          </draw:text-box>
        </draw:frame>
        <draw:frame presentation:style-name="pr11" draw:text-style-name="P7" draw:layer="layout" svg:width="23.64cm" svg:height="16.421cm" svg:x="2.19cm" svg:y="3.982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7">int v1;</text:span></text:p>
            <text:p text:style-name="P6"><text:span text:style-name="T7"><text:s text:c="4"/></text:span><text:span text:style-name="T7">char v2[13];</text:span></text:p>
            <text:p text:style-name="P6"><text:span text:style-name="T7"><text:s text:c="4"/></text:span><text:span text:style-name="T7">struct Data v3;</text:span></text:p>
            <text:p text:style-name="P6"><text:span text:style-name="T7"/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arq-03.bin", "rb");</text:span></text:p>
            <text:p text:style-name="P6"><text:span text:style-name="T7"/></text:p>
            <text:p text:style-name="P6"><text:span text:style-name="T7"><text:s text:c="4"/></text:span><text:span text:style-name="T8">fread</text:span><text:span text:style-name="T7">(&amp;v1, </text:span><text:span text:style-name="T8">sizeof</text:span><text:span text:style-name="T7">(</text:span><text:span text:style-name="T8">int</text:span><text:span text:style-name="T7">), 1, f);</text:span></text:p>
            <text:p text:style-name="P6"><text:span text:style-name="T7"><text:s text:c="4"/></text:span><text:span text:style-name="T8">fread</text:span><text:span text:style-name="T7">(v2, </text:span><text:span text:style-name="T8">sizeof</text:span><text:span text:style-name="T7">(</text:span><text:span text:style-name="T8">char</text:span><text:span text:style-name="T7">), 12, f);</text:span></text:p>
            <text:p text:style-name="P6"><text:span text:style-name="T7"><text:s text:c="4"/></text:span><text:span text:style-name="T7">v2[12] = '\0';</text:span></text:p>
            <text:p text:style-name="P6"><text:span text:style-name="T7"><text:s text:c="4"/></text:span><text:span text:style-name="T8">fread</text:span><text:span text:style-name="T7">(&amp;v3, </text:span><text:span text:style-name="T8">sizeof</text:span><text:span text:style-name="T7">(struct Data), 1, f);</text:span></text:p>
            <text:p text:style-name="P6"><text:span text:style-name="T7"/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/></text:p>
            <text:p text:style-name="P6"><text:span text:style-name="T7"><text:s text:c="4"/></text:span><text:span text:style-name="T7">printf("%d %s (%d/%d/%d)\n", v1, v2,</text:span></text:p>
            <text:p text:style-name="P6"><text:span text:style-name="T7"><text:s text:c="29"/></text:span><text:span text:style-name="T7">v3.dia, v3.mes, v3.ano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cluir biblioteca: <text:span text:style-name="T9">stdio.h</text:span></text:p>
              </text:list-item>
              <text:list-item>
                <text:p>Abrir arquivo: <text:span text:style-name="T9">fopen</text:span></text:p>
              </text:list-item>
              <text:list-item>
                <text:p>Fechar arquivo: <text:span text:style-name="T9">fclose</text:span></text:p>
              </text:list-item>
              <text:list-item>
                <text:p>Escrever dados: <text:span text:style-name="T9">fwrite</text:span></text:p>
              </text:list-item>
              <text:list-item>
                <text:p>Ler dados: <text:span text:style-name="T9">fre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5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Usar a escrita e leitura de arquivos no modo binário para gravar e recuperar os dados do Exercício 7.6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8.1</text:p>
          </draw:text-box>
        </draw:frame>
        <draw:frame presentation:style-name="pr12" draw:layer="layout" svg:width="25.199cm" svg:height="15.587cm" svg:x="1.4cm" svg:y="4.914cm" presentation:class="outline" presentation:user-transformed="true">
          <draw:text-box>
            <text:list text:style-name="L2">
              <text:list-item>
                <text:p><text:span text:style-name="T14">O objetivo é gravar no arquivo somente o que for necessário.</text:span></text:p>
              </text:list-item>
              <text:list-item>
                <text:p><text:span text:style-name="T15">Criar uma estrutura </text:span><text:span text:style-name="T16">Pessoa</text:span><text:span text:style-name="T15"> para guardar</text:span></text:p>
                <text:list>
                  <text:list-item>
                    <text:p><text:span text:style-name="T15">uma </text:span><text:span text:style-name="T16">idade</text:span><text:span text:style-name="T15"> em um inteiro.</text:span></text:p>
                  </text:list-item>
                  <text:list-item>
                    <text:p><text:span text:style-name="T15">um </text:span><text:span text:style-name="T16">nome</text:span><text:span text:style-name="T15"> em um vetor de </text:span><text:span text:style-name="T17">até</text:span><text:span text:style-name="T15"> 25 caracteres (lembrar do </text:span><text:span text:style-name="T16">‘\0’</text:span><text:span text:style-name="T15">)</text:span></text:p>
                  </text:list-item>
                </text:list>
              </text:list-item>
              <text:list-item>
                <text:p><text:span text:style-name="T15">Criar um vetor de </text:span><text:span text:style-name="T17">até</text:span><text:span text:style-name="T15"> 100 pessoas.</text:span></text:p>
              </text:list-item>
              <text:list-item>
                <text:p><text:span text:style-name="T15">Fazer um loop para ler </text:span><text:span text:style-name="T16">N</text:span><text:span text:style-name="T15"> pessoas.</text:span></text:p>
                <text:list>
                  <text:list-item>
                    <text:p><text:span text:style-name="T18">N</text:span><text:span text:style-name="T19"> deve ser lido pelo teclado.</text:span></text:p>
                  </text:list-item>
                </text:list>
              </text:list-item>
              <text:list-item>
                <text:p><text:span text:style-name="T15">Gravar as </text:span><text:span text:style-name="T16">N</text:span><text:span text:style-name="T15"> pessoas em um arquivo binário </text:span><text:span text:style-name="T16">ex8.bin</text:span><text:span text:style-name="T15">.</text:span></text:p>
                <text:list>
                  <text:list-item>
                    <text:p><text:span text:style-name="T19">Gravar o </text:span><text:span text:style-name="T18">N</text:span><text:span text:style-name="T19"> no início do arquivo.</text:span></text:p>
                  </text:list-item>
                  <text:list-item>
                    <text:p><text:span text:style-name="T19">Gravar o </text:span><text:span text:style-name="T18">‘\0’</text:span><text:span text:style-name="T19"> do </text:span><text:span text:style-name="T18">nome</text:span><text:span text:style-name="T19"> para marcar o seu términ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Exemplo 8.2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r o arquivo <text:span text:style-name="T9">ex8.bin</text:span> inteiro para um vetor de pessoas.</text:p>
              </text:list-item>
              <text:list-item>
                <text:p>Exibir todas as pesso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60</meta:editing-cycles>
    <meta:editing-duration>P61DT2H45M19S</meta:editing-duration>
    <meta:initial-creator>chico </meta:initial-creator>
    <dc:date>2019-05-31T14:20:41.271406145</dc:date>
    <meta:document-statistic meta:object-count="9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